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bottom="0.0784in"/>
      <style:text-properties style:font-name="Arial" fo:font-size="25pt" style:font-size-asian="25pt" style:font-size-complex="25pt"/>
    </style:style>
    <style:style style:name="P2" style:parent-style-name="Standard" style:family="paragraph">
      <style:paragraph-properties fo:text-align="center" fo:margin-bottom="0.0784in"/>
      <style:text-properties style:font-name="Arial" fo:font-size="15pt" style:font-size-asian="15pt" style:font-size-complex="15pt"/>
    </style:style>
    <style:style style:name="P3" style:parent-style-name="Standard" style:family="paragraph">
      <style:paragraph-properties fo:text-align="center" fo:margin-bottom="0.0784in"/>
      <style:text-properties style:font-name="Arial" fo:font-size="15pt" style:font-size-asian="15pt" style:font-size-complex="15pt"/>
    </style:style>
    <style:style style:name="P4" style:parent-style-name="Standard" style:family="paragraph">
      <style:paragraph-properties fo:margin-bottom="0.0784in"/>
      <style:text-properties style:font-name="Arial"/>
    </style:style>
    <style:style style:name="P5" style:parent-style-name="Standard" style:family="paragraph">
      <style:paragraph-properties fo:margin-bottom="0.0784in"/>
      <style:text-properties style:font-name="Arial"/>
    </style:style>
    <style:style style:name="P6" style:parent-style-name="Standard" style:family="paragraph">
      <style:paragraph-properties fo:text-align="justify" fo:margin-bottom="0.0784in" fo:line-height="120%"/>
      <style:text-properties style:font-name="Arial"/>
    </style:style>
    <style:style style:name="P7" style:parent-style-name="Standard" style:family="paragraph">
      <style:paragraph-properties fo:text-align="justify" fo:margin-bottom="0.0784in" fo:line-height="120%"/>
      <style:text-properties style:font-name="Arial"/>
    </style:style>
    <style:style style:name="P8" style:parent-style-name="Standard" style:family="paragraph">
      <style:paragraph-properties fo:text-align="justify" fo:margin-bottom="0.0784in" fo:line-height="120%"/>
      <style:text-properties style:font-name="Arial" fo:font-weight="bold" style:font-weight-asian="bold" style:font-weight-complex="bold"/>
    </style:style>
    <style:style style:name="P9" style:parent-style-name="Standard" style:family="paragraph">
      <style:paragraph-properties fo:text-align="justify" fo:margin-bottom="0.0784in" fo:line-height="120%"/>
      <style:text-properties style:font-name="Arial"/>
    </style:style>
    <style:style style:name="P10" style:parent-style-name="Standard" style:family="paragraph">
      <style:paragraph-properties fo:text-align="justify" fo:margin-bottom="0.0784in" fo:line-height="120%"/>
    </style:style>
    <style:style style:name="T11" style:parent-style-name="DefaultParagraphFont" style:family="text">
      <style:text-properties style:font-name="Arial"/>
    </style:style>
    <style:style style:name="T12" style:parent-style-name="DefaultParagraphFont" style:family="text">
      <style:text-properties style:font-name="Arial"/>
    </style:style>
    <style:style style:name="T13" style:parent-style-name="DefaultParagraphFont" style:family="text">
      <style:text-properties style:font-name="Arial"/>
    </style:style>
    <style:style style:name="T14" style:parent-style-name="DefaultParagraphFont" style:family="text">
      <style:text-properties style:font-name="Courier New"/>
    </style:style>
    <style:style style:name="T15" style:parent-style-name="DefaultParagraphFont" style:family="text">
      <style:text-properties style:font-name="Arial"/>
    </style:style>
    <style:style style:name="T16" style:parent-style-name="DefaultParagraphFont" style:family="text">
      <style:text-properties style:font-name="Courier New"/>
    </style:style>
    <style:style style:name="T17" style:parent-style-name="DefaultParagraphFont" style:family="text">
      <style:text-properties style:font-name="Arial"/>
    </style:style>
    <style:style style:name="T18" style:parent-style-name="DefaultParagraphFont" style:family="text">
      <style:text-properties style:font-name="Arial"/>
    </style:style>
    <style:style style:name="T19" style:parent-style-name="DefaultParagraphFont" style:family="text">
      <style:text-properties style:font-name="Courier New"/>
    </style:style>
    <style:style style:name="T20" style:parent-style-name="DefaultParagraphFont" style:family="text">
      <style:text-properties style:font-name="Arial"/>
    </style:style>
    <style:style style:name="T21" style:parent-style-name="DefaultParagraphFont" style:family="text">
      <style:text-properties style:font-name="Courier New"/>
    </style:style>
    <style:style style:name="T22" style:parent-style-name="DefaultParagraphFont" style:family="text">
      <style:text-properties style:font-name="Arial"/>
    </style:style>
    <style:style style:name="P23" style:parent-style-name="Standard" style:family="paragraph">
      <style:paragraph-properties fo:text-align="justify" fo:margin-bottom="0.0784in" fo:line-height="120%"/>
      <style:text-properties style:font-name="Arial"/>
    </style:style>
    <style:style style:name="P24" style:parent-style-name="Standard" style:family="paragraph">
      <style:paragraph-properties fo:text-align="justify" fo:margin-bottom="0.0784in" fo:line-height="120%"/>
      <style:text-properties style:font-name="Arial"/>
    </style:style>
    <style:style style:name="P25" style:parent-style-name="Standard" style:family="paragraph">
      <style:paragraph-properties fo:text-align="justify" fo:margin-bottom="0.0784in" fo:line-height="120%"/>
      <style:text-properties style:font-name="Arial" fo:font-weight="bold" style:font-weight-asian="bold" style:font-weight-complex="bold"/>
    </style:style>
    <style:style style:name="P26" style:parent-style-name="Standard" style:family="paragraph">
      <style:paragraph-properties fo:text-align="justify" fo:margin-bottom="0.0784in" fo:line-height="120%"/>
      <style:text-properties style:font-name="Arial"/>
    </style:style>
    <style:style style:name="P27" style:parent-style-name="Standard" style:family="paragraph">
      <style:paragraph-properties fo:text-align="justify" fo:margin-bottom="0.0784in" fo:line-height="120%"/>
    </style:style>
    <style:style style:name="T28" style:parent-style-name="DefaultParagraphFont" style:family="text">
      <style:text-properties style:font-name="Arial"/>
    </style:style>
    <style:style style:name="T29" style:parent-style-name="DefaultParagraphFont" style:family="text">
      <style:text-properties style:font-name="Arial"/>
    </style:style>
    <style:style style:name="T30" style:parent-style-name="DefaultParagraphFont" style:family="text">
      <style:text-properties style:font-name="Arial"/>
    </style:style>
    <style:style style:name="T31" style:parent-style-name="DefaultParagraphFont" style:family="text">
      <style:text-properties style:font-name="Arial"/>
    </style:style>
    <style:style style:name="T32" style:parent-style-name="DefaultParagraphFont" style:family="text">
      <style:text-properties style:font-name="Courier New"/>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T35" style:parent-style-name="DefaultParagraphFont" style:family="text">
      <style:text-properties style:font-name="Arial"/>
    </style:style>
    <style:style style:name="T36" style:parent-style-name="DefaultParagraphFont" style:family="text">
      <style:text-properties style:font-name="Courier New"/>
    </style:style>
    <style:style style:name="T37" style:parent-style-name="DefaultParagraphFont" style:family="text">
      <style:text-properties style:font-name="Arial"/>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T40" style:parent-style-name="DefaultParagraphFont" style:family="text">
      <style:text-properties style:font-name="Courier New"/>
    </style:style>
    <style:style style:name="T41" style:parent-style-name="DefaultParagraphFont" style:family="text">
      <style:text-properties style:font-name="Arial"/>
    </style:style>
    <style:style style:name="P42" style:parent-style-name="Standard" style:family="paragraph">
      <style:paragraph-properties fo:text-align="justify" fo:margin-bottom="0.0784in" fo:line-height="120%"/>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T46" style:parent-style-name="DefaultParagraphFont" style:family="text">
      <style:text-properties style:font-name="Arial"/>
    </style:style>
    <style:style style:name="T47" style:parent-style-name="DefaultParagraphFont" style:family="text">
      <style:text-properties style:font-name="Courier New"/>
    </style:style>
    <style:style style:name="T48" style:parent-style-name="DefaultParagraphFont" style:family="text">
      <style:text-properties style:font-name="Arial"/>
    </style:style>
    <style:style style:name="T49" style:parent-style-name="DefaultParagraphFont" style:family="text">
      <style:text-properties style:font-name="Courier New"/>
    </style:style>
    <style:style style:name="P50" style:parent-style-name="Standard" style:family="paragraph">
      <style:paragraph-properties fo:text-align="justify" fo:margin-bottom="0.0784in" fo:line-height="120%"/>
      <style:text-properties style:font-name="Arial"/>
    </style:style>
    <style:style style:name="P51" style:parent-style-name="Standard" style:family="paragraph">
      <style:paragraph-properties fo:text-align="justify" fo:margin-bottom="0.0784in" fo:line-height="120%"/>
      <style:text-properties style:font-name="Arial" fo:font-weight="bold" style:font-weight-asian="bold" style:font-weight-complex="bold"/>
    </style:style>
    <style:style style:name="P52" style:parent-style-name="Standard" style:family="paragraph">
      <style:paragraph-properties fo:text-align="justify" fo:margin-bottom="0.0784in" fo:line-height="120%"/>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T55" style:parent-style-name="DefaultParagraphFont" style:family="text">
      <style:text-properties style:font-name="Arial"/>
    </style:style>
    <style:style style:name="T56" style:parent-style-name="DefaultParagraphFont" style:family="text">
      <style:text-properties style:font-name="Courier New"/>
    </style:style>
    <style:style style:name="T57" style:parent-style-name="DefaultParagraphFont" style:family="text">
      <style:text-properties style:font-name="Arial"/>
    </style:style>
    <style:style style:name="P58" style:parent-style-name="Standard" style:family="paragraph">
      <style:paragraph-properties fo:text-align="justify" fo:margin-bottom="0.0784in" fo:line-height="120%"/>
      <style:text-properties style:font-name="Arial"/>
    </style:style>
    <style:style style:name="P59" style:parent-style-name="Standard" style:family="paragraph">
      <style:paragraph-properties fo:text-align="justify" fo:margin-bottom="0.0784in" fo:line-height="120%"/>
      <style:text-properties style:font-name="Arial" fo:font-weight="bold" style:font-weight-asian="bold" style:font-weight-complex="bold"/>
    </style:style>
    <style:style style:name="P60" style:parent-style-name="Standard" style:family="paragraph">
      <style:paragraph-properties fo:text-align="justify" fo:margin-bottom="0.0784in" fo:line-height="120%"/>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T64" style:parent-style-name="DefaultParagraphFont" style:family="text">
      <style:text-properties style:font-name="Courier New"/>
    </style:style>
    <style:style style:name="T65" style:parent-style-name="DefaultParagraphFont" style:family="text">
      <style:text-properties style:font-name="Arial"/>
    </style:style>
    <style:style style:name="T66" style:parent-style-name="DefaultParagraphFont" style:family="text">
      <style:text-properties style:font-name="Courier New"/>
    </style:style>
    <style:style style:name="T67" style:parent-style-name="DefaultParagraphFont" style:family="text">
      <style:text-properties style:font-name="Arial"/>
    </style:style>
    <style:style style:name="T68" style:parent-style-name="DefaultParagraphFont" style:family="text">
      <style:text-properties style:font-name="Arial"/>
    </style:style>
    <style:style style:name="T69" style:parent-style-name="DefaultParagraphFont" style:family="text">
      <style:text-properties style:font-name="Arial"/>
    </style:style>
    <style:style style:name="P70" style:parent-style-name="Standard" style:family="paragraph">
      <style:paragraph-properties fo:text-align="justify" fo:margin-bottom="0.0784in" fo:line-height="120%"/>
      <style:text-properties style:font-name="Arial"/>
    </style:style>
    <style:style style:name="P71" style:parent-style-name="Standard" style:family="paragraph">
      <style:paragraph-properties fo:text-align="justify" fo:margin-bottom="0.0784in" fo:line-height="120%"/>
      <style:text-properties style:font-name="Arial"/>
    </style:style>
    <style:style style:name="P72" style:parent-style-name="Standard" style:family="paragraph">
      <style:paragraph-properties fo:text-align="justify" fo:margin-bottom="0.0784in" fo:line-height="120%"/>
      <style:text-properties style:font-name="Arial"/>
    </style:style>
    <style:style style:name="P73" style:parent-style-name="Standard" style:family="paragraph">
      <style:paragraph-properties fo:text-align="justify" fo:margin-bottom="0.0784in" fo:line-height="120%"/>
      <style:text-properties style:font-name="Arial" fo:font-weight="bold" style:font-weight-asian="bold" style:font-weight-complex="bold"/>
    </style:style>
    <style:style style:name="P74" style:parent-style-name="Standard" style:family="paragraph">
      <style:paragraph-properties fo:text-align="justify" fo:margin-bottom="0.0784in" fo:line-height="120%"/>
      <style:text-properties style:font-name="Arial"/>
    </style:style>
    <style:style style:name="P75" style:parent-style-name="Standard" style:family="paragraph">
      <style:paragraph-properties fo:text-align="justify" fo:margin-bottom="0.0784in" fo:line-height="120%"/>
    </style:style>
    <style:style style:name="T76" style:parent-style-name="DefaultParagraphFont" style:family="text">
      <style:text-properties style:font-name="Arial"/>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T79" style:parent-style-name="DefaultParagraphFont" style:family="text">
      <style:text-properties style:font-name="Arial"/>
    </style:style>
    <style:style style:name="T80" style:parent-style-name="DefaultParagraphFont" style:family="text">
      <style:text-properties style:font-name="Courier New"/>
    </style:style>
    <style:style style:name="T81" style:parent-style-name="DefaultParagraphFont" style:family="text">
      <style:text-properties style:font-name="Arial"/>
    </style:style>
    <style:style style:name="P82" style:parent-style-name="Standard" style:family="paragraph">
      <style:paragraph-properties fo:text-align="justify" fo:margin-bottom="0.0784in" fo:line-height="120%"/>
    </style:style>
    <style:style style:name="T83" style:parent-style-name="DefaultParagraphFont" style:family="text">
      <style:text-properties style:font-name="Arial"/>
    </style:style>
    <style:style style:name="T84" style:parent-style-name="DefaultParagraphFont" style:family="text">
      <style:text-properties style:font-name="Arial"/>
    </style:style>
    <style:style style:name="T85" style:parent-style-name="DefaultParagraphFont" style:family="text">
      <style:text-properties style:font-name="Courier New"/>
    </style:style>
    <style:style style:name="T86" style:parent-style-name="DefaultParagraphFont" style:family="text">
      <style:text-properties style:font-name="Arial"/>
    </style:style>
    <style:style style:name="P87" style:parent-style-name="Standard" style:list-style-name="LFO1" style:family="paragraph">
      <style:paragraph-properties fo:text-align="justify" fo:margin-bottom="0.0784in" fo:line-height="120%" fo:margin-left="0in" fo:text-indent="0in">
        <style:tab-stops>
          <style:tab-stop style:type="left" style:position="0.2465in"/>
        </style:tab-stops>
      </style:paragraph-properties>
    </style:style>
    <style:style style:name="T88" style:parent-style-name="DefaultParagraphFont" style:family="text">
      <style:text-properties style:font-name="Arial"/>
    </style:style>
    <style:style style:name="T89" style:parent-style-name="DefaultParagraphFont" style:family="text">
      <style:text-properties style:font-name="Consolas" style:font-name-asian="Consolas" style:font-name-complex="Consolas" fo:color="#000000" fo:font-size="10pt" style:font-size-asian="10pt" style:font-size-complex="10pt"/>
    </style:style>
    <style:style style:name="T90" style:parent-style-name="DefaultParagraphFont" style:family="text">
      <style:text-properties style:font-name="Arial"/>
    </style:style>
    <style:style style:name="P91" style:parent-style-name="Standard" style:list-style-name="LFO1" style:family="paragraph">
      <style:paragraph-properties fo:text-align="justify" fo:margin-bottom="0.0784in" fo:line-height="120%" fo:margin-left="0in" fo:text-indent="0in">
        <style:tab-stops>
          <style:tab-stop style:type="left" style:position="0.2465in"/>
        </style:tab-stops>
      </style:paragraph-properties>
      <style:text-properties style:font-name="Arial"/>
    </style:style>
    <style:style style:name="P92" style:parent-style-name="Standard" style:list-style-name="LFO1" style:family="paragraph">
      <style:paragraph-properties fo:text-align="justify" fo:margin-bottom="0.0784in" fo:line-height="120%" fo:margin-left="0in" fo:text-indent="0in">
        <style:tab-stops>
          <style:tab-stop style:type="left" style:position="0.2465in"/>
        </style:tab-stops>
      </style:paragraph-properties>
    </style:style>
    <style:style style:name="T93" style:parent-style-name="DefaultParagraphFont" style:family="text">
      <style:text-properties style:font-name="Arial"/>
    </style:style>
    <style:style style:name="T94" style:parent-style-name="DefaultParagraphFont" style:family="text">
      <style:text-properties style:font-name="Consolas" style:font-name-asian="Consolas" style:font-name-complex="Consolas" fo:color="#000000" fo:font-size="10pt" style:font-size-asian="10pt" style:font-size-complex="10pt"/>
    </style:style>
    <style:style style:name="T95" style:parent-style-name="DefaultParagraphFont" style:family="text">
      <style:text-properties style:font-name="Arial"/>
    </style:style>
    <style:style style:name="T96" style:parent-style-name="DefaultParagraphFont" style:family="text">
      <style:text-properties style:font-name="Arial"/>
    </style:style>
    <style:style style:name="P97" style:parent-style-name="Standard" style:family="paragraph">
      <style:paragraph-properties fo:text-align="justify" fo:margin-bottom="0.0784in" fo:line-height="120%">
        <style:tab-stops>
          <style:tab-stop style:type="left" style:position="0.2465in"/>
        </style:tab-stops>
      </style:paragraph-properties>
      <style:text-properties style:font-name="Arial"/>
    </style:style>
    <style:style style:name="P98" style:parent-style-name="Standard" style:family="paragraph">
      <style:paragraph-properties fo:text-align="justify" fo:margin-bottom="0.0784in" fo:line-height="120%">
        <style:tab-stops>
          <style:tab-stop style:type="left" style:position="0.2465in"/>
        </style:tab-stops>
      </style:paragraph-properties>
      <style:text-properties style:font-name="Arial" fo:font-weight="bold" style:font-weight-asian="bold" style:font-weight-complex="bold"/>
    </style:style>
    <style:style style:name="P99" style:parent-style-name="Standard" style:family="paragraph">
      <style:paragraph-properties fo:text-align="justify" fo:margin-bottom="0.0784in" fo:line-height="120%"/>
    </style:style>
    <style:style style:name="T100" style:parent-style-name="DefaultParagraphFont" style:family="text">
      <style:text-properties style:font-name="Arial"/>
    </style:style>
    <style:style style:name="T101" style:parent-style-name="DefaultParagraphFont" style:family="text">
      <style:text-properties style:font-name="Arial"/>
    </style:style>
    <style:style style:name="T102" style:parent-style-name="DefaultParagraphFont" style:family="text">
      <style:text-properties style:font-name="Arial"/>
    </style:style>
    <style:style style:name="T103" style:parent-style-name="DefaultParagraphFont" style:family="text">
      <style:text-properties style:font-name="Courier New"/>
    </style:style>
    <style:style style:name="T104" style:parent-style-name="DefaultParagraphFont" style:family="text">
      <style:text-properties style:font-name="Arial"/>
    </style:style>
    <style:style style:name="T105" style:parent-style-name="DefaultParagraphFont" style:family="text">
      <style:text-properties style:font-name="Courier New"/>
    </style:style>
    <style:style style:name="T106" style:parent-style-name="DefaultParagraphFont" style:family="text">
      <style:text-properties style:font-name="Arial"/>
    </style:style>
    <style:style style:name="T107" style:parent-style-name="DefaultParagraphFont" style:family="text">
      <style:text-properties style:font-name="Courier New"/>
    </style:style>
    <style:style style:name="T108" style:parent-style-name="DefaultParagraphFont" style:family="text">
      <style:text-properties style:font-name="Arial"/>
    </style:style>
    <style:style style:name="T109" style:parent-style-name="DefaultParagraphFont" style:family="text">
      <style:text-properties style:font-name="Courier New"/>
    </style:style>
    <style:style style:name="T110" style:parent-style-name="DefaultParagraphFont" style:family="text">
      <style:text-properties style:font-name="Arial"/>
    </style:style>
    <style:style style:name="T111" style:parent-style-name="DefaultParagraphFont" style:family="text">
      <style:text-properties style:font-name="Arial"/>
    </style:style>
    <style:style style:name="T112" style:parent-style-name="DefaultParagraphFont" style:family="text">
      <style:text-properties style:font-name="Courier New"/>
    </style:style>
    <style:style style:name="T113" style:parent-style-name="DefaultParagraphFont" style:family="text">
      <style:text-properties style:font-name="Arial"/>
    </style:style>
    <style:style style:name="P114" style:parent-style-name="Standard" style:family="paragraph">
      <style:paragraph-properties fo:text-align="justify" fo:margin-bottom="0.0784in" fo:line-height="120%"/>
    </style:style>
    <style:style style:name="T115" style:parent-style-name="DefaultParagraphFont" style:family="text">
      <style:text-properties style:font-name="Arial"/>
    </style:style>
    <style:style style:name="T116" style:parent-style-name="DefaultParagraphFont" style:family="text">
      <style:text-properties style:font-name="Courier New"/>
    </style:style>
    <style:style style:name="T117" style:parent-style-name="DefaultParagraphFont" style:family="text">
      <style:text-properties style:font-name="Arial"/>
    </style:style>
    <style:style style:name="T118" style:parent-style-name="DefaultParagraphFont" style:family="text">
      <style:text-properties style:font-name="Arial"/>
    </style:style>
    <style:style style:name="P119" style:parent-style-name="Standard" style:family="paragraph">
      <style:paragraph-properties fo:text-align="justify" fo:margin-bottom="0.0784in" fo:line-height="120%"/>
      <style:text-properties style:font-name="Arial"/>
    </style:style>
    <style:style style:name="P120" style:parent-style-name="Standard" style:family="paragraph">
      <style:paragraph-properties fo:text-align="justify" fo:margin-bottom="0.0784in" fo:line-height="120%"/>
      <style:text-properties style:font-name="Arial" fo:font-weight="bold" style:font-weight-asian="bold" style:font-weight-complex="bold"/>
    </style:style>
    <style:style style:name="P121" style:parent-style-name="Standard" style:family="paragraph">
      <style:paragraph-properties fo:text-align="justify" fo:margin-bottom="0.0784in" fo:line-height="120%"/>
      <style:text-properties style:font-name="Arial"/>
    </style:style>
    <style:style style:name="P122" style:parent-style-name="Standard" style:list-style-name="LFO2" style:family="paragraph">
      <style:paragraph-properties fo:text-align="justify" fo:margin-bottom="0.0784in" fo:line-height="120%" fo:margin-left="0in" fo:text-indent="0in">
        <style:tab-stops>
          <style:tab-stop style:type="left" style:position="0.2555in"/>
        </style:tab-stops>
      </style:paragraph-properties>
    </style:style>
    <style:style style:name="T123" style:parent-style-name="DefaultParagraphFont" style:family="text">
      <style:text-properties style:font-name="Arial"/>
    </style:style>
    <style:style style:name="T124" style:parent-style-name="DefaultParagraphFont" style:family="text">
      <style:text-properties style:font-name="Courier New"/>
    </style:style>
    <style:style style:name="T125" style:parent-style-name="DefaultParagraphFont" style:family="text">
      <style:text-properties style:font-name="Arial"/>
    </style:style>
    <style:style style:name="T126" style:parent-style-name="DefaultParagraphFont" style:family="text">
      <style:text-properties style:font-name="Arial"/>
    </style:style>
    <style:style style:name="T127" style:parent-style-name="DefaultParagraphFont" style:family="text">
      <style:text-properties style:font-name="Arial"/>
    </style:style>
    <style:style style:name="T128" style:parent-style-name="DefaultParagraphFont" style:family="text">
      <style:text-properties style:font-name="Arial" style:text-underline-type="single" style:text-underline-style="solid" style:text-underline-width="auto" style:text-underline-mode="continuous"/>
    </style:style>
    <style:style style:name="T129" style:parent-style-name="DefaultParagraphFont" style:family="text">
      <style:text-properties style:font-name="Arial"/>
    </style:style>
    <style:style style:name="T130" style:parent-style-name="DefaultParagraphFont" style:family="text">
      <style:text-properties style:font-name="Arial"/>
    </style:style>
    <style:style style:name="P131" style:parent-style-name="Standard" style:list-style-name="LFO2" style:family="paragraph">
      <style:paragraph-properties fo:text-align="justify" fo:margin-bottom="0.0784in" fo:line-height="120%" fo:margin-left="0in" fo:text-indent="0in">
        <style:tab-stops>
          <style:tab-stop style:type="left" style:position="0.2555in"/>
        </style:tab-stops>
      </style:paragraph-properties>
      <style:text-properties style:font-name="Arial"/>
    </style:style>
    <style:style style:name="P132" style:parent-style-name="Standard" style:list-style-name="LFO2" style:family="paragraph">
      <style:paragraph-properties fo:text-align="justify" fo:margin-bottom="0.0784in" fo:line-height="120%" fo:margin-left="0in" fo:text-indent="0in">
        <style:tab-stops>
          <style:tab-stop style:type="left" style:position="0.2555in"/>
        </style:tab-stops>
      </style:paragraph-properties>
      <style:text-properties style:font-name="Arial"/>
    </style:style>
    <style:style style:name="P133" style:parent-style-name="Standard" style:list-style-name="LFO2" style:family="paragraph">
      <style:paragraph-properties fo:text-align="justify" fo:margin-bottom="0.0784in" fo:line-height="120%" fo:margin-left="0in" fo:text-indent="0in">
        <style:tab-stops>
          <style:tab-stop style:type="left" style:position="0.2555in"/>
        </style:tab-stops>
      </style:paragraph-properties>
      <style:text-properties style:font-name="Arial"/>
    </style:style>
    <style:style style:name="P134" style:parent-style-name="Standard" style:list-style-name="LFO2" style:family="paragraph">
      <style:paragraph-properties fo:text-align="justify" fo:margin-bottom="0.0784in" fo:line-height="120%" fo:margin-left="0in" fo:text-indent="0in">
        <style:tab-stops>
          <style:tab-stop style:type="left" style:position="0.2555in"/>
        </style:tab-stops>
      </style:paragraph-properties>
    </style:style>
    <style:style style:name="T135" style:parent-style-name="DefaultParagraphFont" style:family="text">
      <style:text-properties style:font-name="Arial"/>
    </style:style>
    <style:style style:name="T136" style:parent-style-name="DefaultParagraphFont" style:family="text">
      <style:text-properties style:font-name="Courier New"/>
    </style:style>
    <style:style style:name="T137" style:parent-style-name="DefaultParagraphFont" style:family="text">
      <style:text-properties style:font-name="Courier New"/>
    </style:style>
    <style:style style:name="T138" style:parent-style-name="DefaultParagraphFont" style:family="text">
      <style:text-properties style:font-name="Arial"/>
    </style:style>
    <style:style style:name="P139" style:parent-style-name="Standard" style:family="paragraph">
      <style:paragraph-properties fo:text-align="justify" fo:margin-bottom="0.0784in" fo:line-height="120%"/>
      <style:text-properties style:font-name="Arial"/>
    </style:style>
    <style:style style:name="P140" style:parent-style-name="Standard" style:family="paragraph">
      <style:paragraph-properties fo:margin-bottom="0.0784in"/>
      <style:text-properties style:font-name="Arial"/>
    </style:style>
    <style:style style:name="P141" style:parent-style-name="Standard" style:family="paragraph">
      <style:paragraph-properties fo:margin-bottom="0.0784in"/>
      <style:text-properties style:font-name="Arial"/>
    </style:style>
    <style:style style:name="P142" style:parent-style-name="Standard" style:family="paragraph">
      <style:paragraph-properties fo:margin-bottom="0.0784in"/>
      <style:text-properties style:font-name="Arial"/>
    </style:style>
    <style:style style:name="P143" style:parent-style-name="Standard" style:family="paragraph">
      <style:paragraph-properties fo:margin-bottom="0.0784in"/>
      <style:text-properties style:font-name="Arial"/>
    </style:style>
    <style:style style:name="P144" style:parent-style-name="Standard" style:family="paragraph">
      <style:paragraph-properties fo:margin-bottom="0.0784in"/>
      <style:text-properties style:font-name="Arial"/>
    </style:style>
    <style:style style:name="P145" style:parent-style-name="Standard" style:family="paragraph">
      <style:paragraph-properties fo:margin-bottom="0.0784in"/>
      <style:text-properties style:font-name="Arial"/>
    </style:style>
    <style:style style:name="P146" style:parent-style-name="Standard" style:family="paragraph">
      <style:paragraph-properties fo:margin-bottom="0.0784in"/>
      <style:text-properties style:font-name="Arial"/>
    </style:style>
    <style:style style:name="P147" style:parent-style-name="Standard" style:family="paragraph">
      <style:paragraph-properties fo:margin-bottom="0.0784in"/>
      <style:text-properties style:font-name="Arial"/>
    </style:style>
    <style:style style:name="P148" style:parent-style-name="Bibliography1" style:family="paragraph">
      <style:paragraph-properties>
        <style:tab-stops/>
      </style:paragraph-properties>
    </style:style>
    <style:style style:name="P149" style:parent-style-name="Bibliography1" style:family="paragraph">
      <style:paragraph-properties>
        <style:tab-stops/>
      </style:paragraph-properties>
      <style:text-properties fo:language="en" fo:country="US"/>
    </style:style>
    <style:style style:name="P150" style:parent-style-name="Bibliography1" style:family="paragraph">
      <style:paragraph-properties>
        <style:tab-stops/>
      </style:paragraph-properties>
      <style:text-properties fo:language="en" fo:country="US"/>
    </style:style>
    <style:style style:name="P151" style:parent-style-name="Bibliography1" style:family="paragraph">
      <style:paragraph-properties>
        <style:tab-stops/>
      </style:paragraph-propertie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office:automatic-styles>
  <office:body>
    <office:text text:use-soft-page-breaks="true">
      <text:p text:style-name="P1">easyHTML5</text:p>
      <text:p text:style-name="P2"/>
      <text:p text:style-name="P3">MECCANISMI DI BASE DELLA LIBRERIA</text:p>
      <text:p text:style-name="P4"/>
      <text:p text:style-name="P5"/>
      <text:p text:style-name="P6">EasyHTML5 si basa sul pattern Model View ViewModel [1][2], che deriva dal Model View Controller. In linea teorica i 3 componenti<text:s/>dovrebbero essere separati, ma si è scelto di utilizzare le strutture dati del Model per contenere metadati utili anche al ViewModel e in parte alla View. Nel proseguo del documento diamo per scontato che il lettore conosca bene il linguaggio JavaScript e<text:s/>abbia buone basi di HTML e CSS, e che abbia già consultato il sito di riferimento di easyHTML5 [3] provando almeno a utilizzare i tutorial introduttivi.</text:p>
      <text:p text:style-name="P7"/>
      <text:p text:style-name="P8">IL MODEL</text:p>
      <text:p text:style-name="P9">Le strutture che costituiscono il Model sono Item, sObject (sString, sNumber, sBoolean, sDate), ItemAdvanced (ItemMap, ItemImage, ItemMultimedia), ItemSocket.</text:p>
      <text:p text:style-name="P10"><text:span text:style-name="T11">Gli Item sono degli oggetti generici che possono contenere degli sObject, ovvero degli oggetti specializzati nel gestire un tipo di dato. Per fare una corrispondenza immediata con gli oggett</text:span><text:span text:style-name="T12">i di base del JavaScript si può immaginare gli Item come degli Object, e gli sObject come variabili di uno dei tipi di base (es: sNumber → Number, sString → String, …). E' possibile istanziare Item in qualunque parte del documento, a patto che essi siano d</text:span><text:span text:style-name="T13">irettamente raggiungibili dall'oggetto globale. Se essi invece sono contenuti in un Array, questo deve essere direttamente raggiungibile (ad esempio se creo un Item<text:s/></text:span><text:span text:style-name="T14">giocatore</text:span><text:span text:style-name="T15">, deve essere possibile accedervi tramite<text:s/></text:span><text:span text:style-name="T16">window.giocatore</text:span><text:span text:style-name="T17">). Gli sObject invece so</text:span><text:span text:style-name="T18">no vincolati agli Item e possono essere istanziati solo come loro attributi tramite i metodi<text:s/></text:span><text:span text:style-name="T19">.addString()</text:span><text:span text:style-name="T20"><text:s/></text:span><text:span text:style-name="T21">.addNumber()</text:span><text:span text:style-name="T22"><text:s/>etc.</text:span></text:p>
      <text:p text:style-name="P23">Gli ItemAdvanced sono un ibrido; gestiscono una singola tipologia di dato come gli sObject, ma al contrario di essi non sono vincolati agli Item e il contenuto può non essere atomico (ad esempio le coordinate geografiche richiedono 2 elementi, i percorsi o gli slider d'immagini ne contengono un insieme). Più avanti chiariremo meglio i motivi per cui vengono trattati a parte e non come<text:s/>sObject particolari.</text:p>
      <text:p text:style-name="P24"/>
      <text:p text:style-name="P25">IL VIEWMODEL</text:p>
      <text:p text:style-name="P26">Abbiamo accennato al fatto che il ViewModel non è separato dal Model. Dal punto di vista teorico il ViewModel in easyHTML viene creato in parte automaticamente e in parte definito dal programmatore. L'intervento di quest'ultimo è richiesto solo dove i comportamenti di default non si rivelano adeguati.</text:p>
      <text:p text:style-name="P27"><text:span text:style-name="T28">Il programmatore crea il Model e interviene sul ViewModel senza preoccuparsi dei limiti tra i due; l'approccio è simile a Knockout, ma in quest'ultimo bisogna esplicitamente<text:s/></text:span><text:span text:style-name="T29">definire il<text:s/></text:span><text:soft-page-break/><text:span text:style-name="T30">ViewModel [4]. I maggiori interventi riguardano la personalizzazione delle modalità d'interazione nell'interfaccia e la creazione di binding personalizzati per utilizzare dati esterni (intesi sia come dati in remoto, sia come come dati di altre</text:span><text:span text:style-name="T31"><text:s/>fonti locali). Il particolare su ogni sObject e ItemAdvanced è possibile invocare il metodo<text:s/></text:span><text:span text:style-name="T32">.setBinding()</text:span><text:span text:style-name="T33">. L'argomento può essere di due tipi: o un altro elemento della libreria, per creare un collegamento con lo stato della variabile target, o una funzio</text:span><text:span text:style-name="T34">ne definita dal programmatore. In questo secondo cosa è sufficiente che la funzione ritorni un valore compatibile con il tipo di oggetto in questione (es: una stringa per un sString, un numero per un sNumber, delle coordinate o il nome di una località per<text:s/></text:span><text:span text:style-name="T35">un ItemMap, …). E' possibile utilizzare il valore dello stato di un altro oggetto del Model con la sintassi<text:s/></text:span><text:span text:style-name="T36">anyItem.anySObbject.get()</text:span><text:span text:style-name="T37">, con la garanzia di ricalcolare il valore ritornato nel caso di cambiamenti allo stato del valore referenziato. Una volta<text:s/></text:span><text:span text:style-name="T38">definito il binding non sarà quindi possibile assegnare esplicitamente un valore allo stato dell'oggetto, ma esso verrà calcolato come risultato della funzione argomento. La garanzia sulla consistenza dei dati viene fornita anche nel caso si utilizzino Ite</text:span><text:span text:style-name="T39">m contenuti in un Array, a patto che esso sia raggiungibile dall'ambiente globale (ad esempio<text:s/></text:span><text:span text:style-name="T40">arrayOfItem[i].anySObject .get()</text:span><text:span text:style-name="T41">).</text:span></text:p>
      <text:p text:style-name="P42"><text:span text:style-name="T43">Per utilizzare risorse in remoto si può instaurare un canale di comunicazione con un server utilizzando l'oggetto ItemSocket. T</text:span><text:span text:style-name="T44">ale oggetto è una risorsa del ViewModel che mette a disposizione degli altri elementi lo stato delle variabili ricevuto. Si utilizza un oggetto JavaScript WebSocket, il quale permette di gestire nativamente la push da remoto. Se si prevede di non ricevere<text:s/></text:span><text:span text:style-name="T45">aggiornamenti costanti dal server potrebbe essere sufficiente l'oggetto XMLHttpRequest. Un ItemSocket richiede solo l'URI del server per funzionare, e converte automaticamente i dati dal formato JSON a oggetti JavaScript. Per accedere ai contenuti si può u</text:span><text:span text:style-name="T46">tilizzare il metodo<text:s/></text:span><text:span text:style-name="T47">.attachSocket()</text:span><text:span text:style-name="T48"><text:s/>passando come argomento l'ItemSocket e l'eventuale percorso JSON (es:<text:s/></text:span><text:span text:style-name="T49">myItem.mySString.attachSocket (anItemSocket, “partita.squadra1.risultato”);</text:span></text:p>
      <text:p text:style-name="P50"/>
      <text:p text:style-name="P51">LA VIEW</text:p>
      <text:p text:style-name="P52"><text:span text:style-name="T53">La View viene generata in automatico a partire dal tipo di dato c</text:span><text:span text:style-name="T54">oinvolto (informazione presa dal Model), dallo stato della variabile (informazione presa dal ViewModel), e da altri metadati impostati dal programmatore. Nel caso di qualche cambiamento è possibile che l'oggetto HTML venga rimosso e sostituito da un altro<text:s/></text:span><text:span text:style-name="T55">di tipo differente, per cui si raccomanda di inserire eventuale codice di modifica in una funzione da passare come argomento al metodo<text:s/></text:span><text:span text:style-name="T56">.onUpdate()</text:span><text:span text:style-name="T57">, che viene eseguita a ogni update significativo.</text:span></text:p>
      <text:p text:style-name="P58"/>
      <text:p text:style-name="P59">LA CONSISTENZA DEI DATI</text:p>
      <text:p text:style-name="P60"><text:span text:style-name="T61">Le generazione del ViewModel e<text:s/></text:span><text:span text:style-name="T62">della View avviene quando il documento è stato completamente interpretato. Per ogni Item, sObject, ItemAdvanced e ItemSocket vengono generati dei metadati aggiuntivi e inseriti nell'oggetto che li rappresenta nel Model. Per ogni oggetto per cui è stata def</text:span><text:span text:style-name="T63">inita una posizione con le funzioni<text:s/></text:span><text:span text:style-name="T64">here()</text:span><text:span text:style-name="T65"><text:s/>o<text:s/></text:span><text:span text:style-name="T66">inside()</text:span><text:span text:style-name="T67"><text:s/>viene generato un elemento nella View. Infine la libreria crea le funzioni che si occupano di <text:s/></text:span><text:soft-page-break/><text:span text:style-name="T68">tramandare i cambiamenti dalla View al ViewModel e viceversa (i cambiamenti allo stato del Model sono di fa</text:span><text:span text:style-name="T69">tto cambiamenti allo stato del ViewModel, quindi non vengono definite ulteriori funzioni, mentre vediamo più avanti come vengono gestiti i cambiamenti strutturali a runtime).</text:span></text:p>
      <text:p text:style-name="P70">Per mantenere la consistenza easyHTML5 crea delle dipendenze tra gli oggeti. Se non sono stati definiti binding personalizzati o attachment a risorse remote, tali dipendenze sono verticali (ovvero tra componenti diverse), e vengono gestite da funzioni del ViewModel che aggiornano gli elementi della View o lo stato attuale. Se invece ci<text:s/>sono dei binding costumizzati, la libreria identifica gli oggetti coinvolti e crea un grafo delle dipendenze. Tale grafo è distribuito tra gli Item e gli ItemAdvanced, e a livello pratico consiste nell'inserimento di metadati che rendono l'oggetto “consapevole” degli oggetti dal quale è referenziato, e ai quali deve tramandare eventuali aggiornamenti del proprio stato. In caso di funzioni di binding che referenziano Item di un Array all'interno di cicli, si crea una dipendenza possibile tra tutti gli Item<text:s/>dell'Array e la sorgente che li utilizza. Questo potrebbe generare delle dipendenze che, di fatto, non sono mai verificate, ma del resto è impossibile determinare staticamente gli Item che vengono coinvolti quando si utilizzano costrutti condizionali (if,<text:s/>for, while, …). Per gestire correttamente gli Array la libreria deve effettuare un'operazione preliminare per identificare quali contengono degli Item. Questo si traduce nello scorrimento di tutti gli oggetti presenti in Window, con conseguente memorizzazione delle strutture che contengono gli Item.</text:p>
      <text:p text:style-name="P71">Ogni volta che ci sono aggiornamenti allo stato degli oggetti del Model-ViewModel o dei cambiamenti nel contenuto degli elementi della View, le modifiche vengono tramandate alle funzioni del ViewModel che aggiornano gli oggetti degli altri componenti corrispondenti all'oggetto interessato, e stimolano le funzioni di aggiornamento degli elementi per cui c'è una dipendenza. Questo meccanismo viene tramandato a cascata fino a quando non si arriva alla chiusura di un<text:s/>ciclo, nel qual caso viene interrotto il richiamo di altre funzioni per evitare deadlock.</text:p>
      <text:p text:style-name="P72"/>
      <text:p text:style-name="P73">COSTRUZIONE DI VIEWMODEL E VIEW</text:p>
      <text:p text:style-name="P74">Una volta definite le basi teoriche vediamo a livello pratico quali operazioni compie la libreria e quali funzioni invoca.</text:p>
      <text:p text:style-name="P75"><text:span text:style-name="T76">Nella<text:s/></text:span><text:span text:style-name="T77">definizione degli elementi del Model (e dei metadati che interessano ViewModel e View) non ci sono osservazioni particolari; vengono semplicemente create nuove istanze di classi definite nella libreria e assegnati dei valori agli attributi tramite metodi.<text:s/></text:span><text:span text:style-name="T78">Si rimanda al codice disponibile su sito [3] e alle descrizioni ScriptDoc delle funzioni per ulteriori dettagli (per sfruttarle si consiglia di utilizzare un IDE che supporta il popup di tale documenazione, come ad esempio NetBeans). Si fa notare che le fu</text:span><text:span text:style-name="T79">nzioni per il posizionamento degli elementi della View si occupano semplicemente di creare un segnaposto (in particolare un tag di tipo<text:s/></text:span><text:span text:style-name="T80">&lt;section&gt;</text:span><text:span text:style-name="T81">) con id uguale a quello passato per argomento.</text:span></text:p>
      <text:p text:style-name="P82"><text:span text:style-name="T83">Una volta che il documento viene interpretato completamente, ea</text:span><text:span text:style-name="T84">syHTML5 lancia la funzione<text:s/></text:span><text:span text:style-name="T85">_apply()</text:span><text:span text:style-name="T86">. Essa esegue nell'ordine le seguenti operazioni:</text:span></text:p>
      <text:soft-page-break/>
      <text:list text:style-name="LFO1" text:continue-numbering="true">
        <text:list-item>
          <text:p text:style-name="P87"><text:span text:style-name="T88">Lancia la funzione<text:s/></text:span><text:span text:style-name="T89">_findAllItemNames()</text:span><text:span text:style-name="T90"><text:s/>che identifica tutti gli Object e gli Array di Window che contengono Item, ItemAdvanced e ItemSocket.</text:span></text:p>
        </text:list-item>
        <text:list-item>
          <text:p text:style-name="P91">Per ogni Item identifica le dipendenze di tutti gli sObject (la creazione del grafo è distribuita), valuta gli stato delle variabili e dei metadati per stabilire l'elemento HTML più adeguato alle possibilità d'interazione previste, lo crea come elemento della View, lo personalizza (attributi e contenuto), associa le funzioni di update e lo inserisce nel documento. Lo stesso viene poi effettuato per gli ItemAdvanced e infine per gli ItemSocket.</text:p>
        </text:list-item>
        <text:list-item>
          <text:p text:style-name="P92"><text:span text:style-name="T93">La variabile globale<text:s/></text:span><text:span text:style-name="T94">ISRUNTIME</text:span><text:span text:style-name="T95"><text:s/>viene impostata a TRUE, cambiando il comportamento di alcune fu</text:span><text:span text:style-name="T96">nzioni. Vengono riposizionati gli elementi del Model in base ai metadati, ed eventuali errori appaiono a video secondo la modalità scelta (di default vanno nel log della console).</text:span></text:p>
        </text:list-item>
      </text:list>
      <text:p text:style-name="P97"/>
      <text:p text:style-name="P98">MODIFICHE A RUNTIME</text:p>
      <text:p text:style-name="P99"><text:span text:style-name="T100">A questo punto ViewModel e View sono completamente crea</text:span><text:span text:style-name="T101">te, e anche gli eventi relativi agli update. Tuttavia a volte capita di intervenire sulla struttura del model andando ad aggiungere e rimuovere degli oggetti, oppure a modificare i metadati di quelli già esistenti. Nel primo caso lo sviluppatore può utiliz</text:span><text:span text:style-name="T102">zare i metodi di<text:s/></text:span><text:span text:style-name="T103">H5.runtime</text:span><text:span text:style-name="T104">, che consentono di inserire e rimuovere degli Item o ItemAdvanced nel ViewModel e nella View. A differenza delle funzioni<text:s/></text:span><text:span text:style-name="T105">here()</text:span><text:span text:style-name="T106"><text:s/>e<text:s/></text:span><text:span text:style-name="T107">inside()</text:span><text:span text:style-name="T108"><text:s/>(che sono disabilitate in questa fase) ogni volta che si utilizza<text:s/></text:span><text:span text:style-name="T109">H5.runtime.insertXXX()</text:span><text:span text:style-name="T110"><text:s/>vengono subito aggiornate tutte le 3 componenti del MVVM, così da mantenere il grafo delle dipendenze. Nel caso invece di modifiche strutturali a oggetti del Model esse possono essere fatte via codice coi metodi già visti, ma bisogna assicurarsi di lancia</text:span><text:span text:style-name="T111">re la funzione<text:s/></text:span><text:span text:style-name="T112">redraw()</text:span><text:span text:style-name="T113"><text:s/>che provvede ad aggiornare ViewModel eView.</text:span></text:p>
      <text:p text:style-name="P114"><text:span text:style-name="T115">E' possibile anche eliminare direttamente elementi della View (ad esempio utilizzando la funzione<text:s/></text:span><text:span text:style-name="T116">remove()</text:span><text:span text:style-name="T117"><text:s/>di jQuery) senza generare errori, ma è un approccio decisamente sconsigliato. Le<text:s/></text:span><text:span text:style-name="T118">altre componenti continuano a gestire gli eventi anche se non c'è esposizione verso l'utente, quindi la libreria compie del lavoro inutile. Tuttavia questa possibilità è utile per rimuovere velocemente grosse quantità di Item.</text:span></text:p>
      <text:p text:style-name="P119"/>
      <text:p text:style-name="P120">MIGLIORAMENTI CONSIGLIATI</text:p>
      <text:p text:style-name="P121">La<text:s/>libreria avrebbe bisogno di alcuni miglioramenti per poterla utilizzare nel migliore dei modi. Ecco quelli più significativi:</text:p>
      <text:list text:style-name="LFO2" text:continue-numbering="true">
        <text:list-item>
          <text:p text:style-name="P122"><text:span text:style-name="T123">Il metodo<text:s/></text:span><text:span text:style-name="T124">.onUpdate()</text:span><text:span text:style-name="T125"><text:s/>consente di definire una funzione da eseguire ogni volta che un elemento subisce un cambiamento significati</text:span><text:span text:style-name="T126">vo. Però, per come funziona ora l'aggiornamento da interfaccia, nel caso di dipendenze possibili (ovvero quelle determinate dallo scorrimento di array di Item o ItemAdvanced) succede che tale funzione venga invocata più volte, così come quella per ri-crear</text:span><text:span text:style-name="T127">e l'elemento nella View. Bisogna gestire meglio tale circostanza, ma per farlo andrebbe creare un grafo delle dipendenze unico (ora è distribuito fra tutti gli Item), e a ogni update assicurarsi che vengano aggiornati<text:s/></text:span><text:span text:style-name="T128">solo una volta</text:span><text:span text:style-name="T129"><text:s/>quegli elementi interes</text:span><text:span text:style-name="T130">sati effettivamente da modifiche (e solo quelli!).</text:span></text:p>
        </text:list-item>
        <text:list-item>
          <text:p text:style-name="P131">Gli sObject sono creati come classi<text:s/>indipendenti l'una dall'altra. Sarebbe opportuno creare una classe sObject e definire alcuni metodi comuni, e fare ereditare da essa tutti gli oggetti che ne derivano come sNumber, sString, etc... In questo modo sarebbe più facile espandere i tipi di base<text:s/>per la gestione di dati importanti e ricorrenti come password, link...</text:p>
        </text:list-item>
        <text:list-item>
          <text:p text:style-name="P132">Bisognerebbe introdurre delle variabili globali che impostano il comportamento di base degli oggetti. Ad esempio sarebbe utile poter definire di default tutti gli oggetti come non modificabili, oppure come invisibili, o con una classe particolare.</text:p>
        </text:list-item>
        <text:list-item>
          <text:p text:style-name="P133">I binding semplici con un oggetto dello stesso tipo (ad esempio tra 2 sString diversi) non consente l'abilitazione della modifica via codice o via interfaccia di entrambi, ma solo di quello referenziato. Bisognerebbe invece trattare questo caso in modo diverso dai binding tramite funzione.</text:p>
        </text:list-item>
        <text:list-item>
          <text:p text:style-name="P134"><text:span text:style-name="T135">Il programmatore dovrebbe avere la possibilità di settare con un metodo il/gli eventi che possono determinare l'update di un Item (ad esempio<text:s/></text:span><text:span text:style-name="T136">myItem.setUpdat</text:span><text:span text:style-name="T137">eItem(“onLostFocus”, “any”)</text:span><text:span text:style-name="T138"><text:s/>dovrebbe scatenare l'update quando un elemento di input corrispondente a un sObject modificabile perde il focus nella View).</text:span></text:p>
        </text:list-item>
      </text:list>
      <text:p text:style-name="P139"/>
      <text:p text:style-name="P140"/>
      <text:p text:style-name="P141"/>
      <text:p text:style-name="P142"/>
      <text:p text:style-name="P143"/>
      <text:p text:style-name="P144"/>
      <text:p text:style-name="P145"/>
      <text:p text:style-name="P146"/>
      <text:p text:style-name="P147"/>
      <text:p text:style-name="BibliographyHeading">Link consigliati</text:p>
      <text:p text:style-name="BibliographyHeading"/>
      <text:p text:style-name="P148">1: Wikipedia: MVVM, http://en.wikipedia.org/wiki/Model_View_ViewModel</text:p>
      <text:p text:style-name="P149">2: Addy Osmani: Understanding MVVM – A Guide For JavaScript Developers, http://addyosmani.com/blog/understanding-mvvm-a-guide-for-javascript-developers/</text:p>
      <text:p text:style-name="P150">3: easyHTML5 reference site, http://www.cavazziweb.it/tesi oppure http://www.cavazziweb.it/easyHTML5</text:p>
      <text:p text:style-name="P151"><text:span text:style-name="T152">4: Knock</text:span><text:span text:style-name="T153">outJS, http://knockoutjs.c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8pt" style:font-size-asian="18pt" style:font-size-complex="16pt" fo:hyphenate="false"/>
    </style:style>
    <style:style style:name="Bibliography1" style:display-name="Bibliography 1" style:family="paragraph" style:parent-style-name="Index">
      <style:paragraph-properties fo:margin-bottom="0.0784in">
        <style:tab-stops>
          <style:tab-stop style:type="right" style:leader-style="dotted" style:leader-text="." style:position="6.693in"/>
        </style:tab-stops>
      </style:paragraph-properties>
      <style:text-properties style:font-name="Arial"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vazzi Lorenzo</meta:initial-creator>
    <dc:creator>Cavazzi Lorenzo</dc:creator>
    <meta:creation-date>2018-04-17T12:02:00Z</meta:creation-date>
    <dc:date>2018-04-17T12:02:00Z</dc:date>
    <meta:template xlink:href="normal.dotm" xlink:type="simple"/>
    <meta:editing-cycles>2</meta:editing-cycles>
    <meta:editing-duration>PT0S</meta:editing-duration>
    <meta:document-statistic meta:page-count="5" meta:paragraph-count="27" meta:word-count="1862" meta:character-count="13570" meta:row-count="97" meta:non-whitespace-character-count="11735"/>
  </office:meta>
</office:document-meta>
</file>